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35a3" officeooo:paragraph-rsid="001b35a3"/>
    </style:style>
    <style:style style:name="P2" style:family="paragraph" style:parent-style-name="Heading_20_2">
      <style:paragraph-properties fo:text-align="center" style:justify-single-word="false"/>
      <style:text-properties officeooo:rsid="001b35a3" officeooo:paragraph-rsid="001b35a3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f3d93"/>
    </style:style>
    <style:style style:name="P5" style:family="paragraph" style:parent-style-name="Standard">
      <style:paragraph-properties fo:text-align="start" style:justify-single-word="false"/>
      <style:text-properties officeooo:rsid="001b35a3" officeooo:paragraph-rsid="001f3d93"/>
    </style:style>
    <style:style style:name="P6" style:family="paragraph" style:parent-style-name="Standard">
      <style:paragraph-properties fo:text-align="start" style:justify-single-word="false"/>
      <style:text-properties officeooo:rsid="001f6881" officeooo:paragraph-rsid="001f6881"/>
    </style:style>
    <style:style style:name="P7" style:family="paragraph" style:parent-style-name="Standard">
      <style:paragraph-properties fo:text-align="start" style:justify-single-word="false"/>
      <style:text-properties officeooo:paragraph-rsid="001f6881"/>
    </style:style>
    <style:style style:name="P8" style:family="paragraph" style:parent-style-name="Standard">
      <style:paragraph-properties fo:text-align="start" style:justify-single-word="false"/>
      <style:text-properties officeooo:rsid="001b35a3" officeooo:paragraph-rsid="001b35a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b35a3" officeooo:paragraph-rsid="001b35a3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b35a3" officeooo:paragraph-rsid="001b35a3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b35a3" officeooo:paragraph-rsid="001b35a3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1b35a3" officeooo:paragraph-rsid="001b35a3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1b35a3" officeooo:paragraph-rsid="001b35a3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1d1c52" officeooo:paragraph-rsid="001d1c52"/>
    </style:style>
    <style:style style:name="P15" style:family="paragraph" style:parent-style-name="Standard">
      <style:paragraph-properties fo:text-align="start" style:justify-single-word="false"/>
      <style:text-properties officeooo:paragraph-rsid="001b35a3"/>
    </style:style>
    <style:style style:name="P16" style:family="paragraph" style:parent-style-name="Standard" style:list-style-name="L6">
      <style:paragraph-properties fo:text-align="start" style:justify-single-word="false"/>
      <style:text-properties officeooo:paragraph-rsid="001d1c52"/>
    </style:style>
    <style:style style:name="P17" style:family="paragraph" style:parent-style-name="Standard">
      <style:paragraph-properties fo:text-align="start" style:justify-single-word="false"/>
      <style:text-properties officeooo:paragraph-rsid="001d1c52"/>
    </style:style>
    <style:style style:name="P18" style:family="paragraph" style:parent-style-name="Standard" style:list-style-name="L7">
      <style:paragraph-properties fo:text-align="start" style:justify-single-word="false"/>
      <style:text-properties officeooo:rsid="001e885c" officeooo:paragraph-rsid="001e885c"/>
    </style:style>
    <style:style style:name="T1" style:family="text">
      <style:text-properties officeooo:rsid="001b35a3"/>
    </style:style>
    <style:style style:name="T2" style:family="text">
      <style:text-properties officeooo:rsid="001f6881"/>
    </style:style>
    <style:style style:name="T3" style:family="text">
      <style:text-properties officeooo:rsid="001d1c52"/>
    </style:style>
    <style:style style:name="T4" style:family="text">
      <style:text-properties officeooo:rsid="001e885c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)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Relación 2</text:h>
      <text:p text:style-name="P3"/>
      <text:p text:style-name="P4"><text:span text:style-name="T1">1. </text:span>Describe las especificaciones del siguiente diagrama ER: </text:p>
      <text:p text:style-name="P5"/>
      <text:p text:style-name="P6">Vamos a hacer una base de datos para el instituto en la que vamos a meter a los profesores los cuales examinan con un examen y nota a los alumnos. Tenemos que saber de los maestros el dni, nombre, apellidos y su cargo y de los alumno nombre, apellidos, edad y matrícula .Los alumnos pueden ser examinado por un solo profesor.</text:p>
      <text:p text:style-name="P6"/>
      <text:p text:style-name="P7">¿Harías algún cambio en el modelo? </text:p>
      <text:p text:style-name="P6">Cambiaría que más de un maestro pueda examinar al alumno</text:p>
      <text:p text:style-name="P8"/>
      <text:p text:style-name="P8">2. Considere el diagrama ER de la siguiente figura para una base de datos llamada BANCO.</text:p>
      <text:p text:style-name="P8"><text:s/></text:p>
      <text:list text:style-name="L1">
        <text:list-item>
          <text:p text:style-name="P9">Haga una lista con todos los tipos de entidades (no débiles) del diagrama </text:p>
        </text:list-item>
      </text:list>
      <text:list text:style-name="L2">
        <text:list-header>
          <text:p text:style-name="P10">Tenemos estas entidades fuertes:</text:p>
        </text:list-header>
        <text:list-item>
          <text:p text:style-name="P10">Banco</text:p>
        </text:list-item>
        <text:list-item>
          <text:p text:style-name="P10">Préstamo</text:p>
        </text:list-item>
        <text:list-item>
          <text:p text:style-name="P10">Cliente</text:p>
        </text:list-item>
        <text:list-item>
          <text:p text:style-name="P10">Cuenta</text:p>
        </text:list-item>
      </text:list>
      <text:p text:style-name="P8"/>
      <text:list xml:id="list2566077111" text:style-name="L3">
        <text:list-item>
          <text:p text:style-name="P11">¿Hay algún tipo de entidades débil? Si es así, indique su nombre, su clave parcial y su vínculo identificador. </text:p>
          <text:p text:style-name="P11">Si la entidad débil es la siguiente:</text:p>
        </text:list-item>
      </text:list>
      <text:list text:style-name="L4">
        <text:list-item>
          <text:p text:style-name="P12">Sucursal, su clave parcial es num_sucursal, su vínculo identificador <text:span text:style-name="T2">con el banco</text:span></text:p>
        </text:list-item>
      </text:list>
      <text:p text:style-name="P8"/>
      <text:list text:style-name="L5">
        <text:list-item>
          <text:p text:style-name="P13">Haga una lista concisa con los requerimientos de usuario que llevaron a este diseño de esquema. </text:p>
          <text:p text:style-name="P14">Todos los bancos tienes al menos 1 sucursal, para poder identificar cada banco necesitamos saber su código, su nombre y su dirección, y para cada sucursal la dirección y el número de sucursal. En las sucursales se pueden realizar prestamos los cuales los piden los clientes, cada préstamos tiene un número de préstamo, su importe y el tipo de prestamos y los clientes que lo piden tienen número de la seguridad social, un nombre, una dirección y un teléfono. Como es de imaginar en cada sucursal se albergan cuentas para todos los clientes y estas se identifican con un número de cuenta, con el tipo de cuenta y el saldo que tengan.</text:p>
          <text:p text:style-name="P14"/>
        </text:list-item>
      </text:list>
      <text:p text:style-name="P8"/>
      <text:list text:continue-list="list2566077111" text:style-name="L3">
        <text:list-header>
          <text:p text:style-name="P11"/>
        </text:list-header>
      </text:list>
      <text:p text:style-name="P8"/>
      <text:p text:style-name="P15"><text:span text:style-name="T1">3. </text:span>Un club de fans de Star Trek ha decidio crear una página web donde se pueda consultar información referente a todas las películas y capítulos de la saga. Para ello, una empresa ha realizado el siguiente modelo E/R.</text:p>
      <text:p text:style-name="P15"/>
      <text:list text:style-name="L6">
        <text:list-item>
          <text:p text:style-name="P16">Extrae los requisitos que han dado lugar a tal diseño. </text:p>
          <text:p text:style-name="P16"><text:span text:style-name="T3">Hablando de star trek podemos hablar de su gran variedad de personajes cada uno de ellos tiene un código, un nombre, un grado y una raza. </text:span><text:span text:style-name="T4">Hay uno que es superior que los otros.</text:span><text:span text:style-name="T3"> </text:span><text:span text:style-name="T4">Los personajes</text:span><text:span text:style-name="T3"> son interpretados por actores los cuales tienen otro código, su propio nombre, su fecha de nacimiento y su nacionalidad. Los personajes aparecen tanto en diferentes capítulos </text:span><text:soft-page-break/><text:span text:style-name="T3">como en diferentes películas en las cuales 1 la protagoniza. De las películas sabemos que tienes un código, un director, un año en el que se estrenó y un título, y en los capítulos casi lo mismo sabia que tienen una fecha de salida, un título, una temporada y su número de capítulo. En los capítulos visitan planetas, en está visitas suelen tener problemas. Diferencian sus problema sabiendo la galaxia en la que están, el código de cada planeta y su nombre. Realizan las visitas con naves cada nave tiene su código, su nombre y un número de tripulantes, cada nave lleva una lanzadera para poder impulsarse la lanzadera tiene una número y diferentes personas en ella.</text:span></text:p>
        </text:list-item>
      </text:list>
      <text:p text:style-name="P17"/>
      <text:list text:style-name="L7">
        <text:list-item>
          <text:p text:style-name="P18">Si la modelaría de forma que relacionará los capítulos también con personajes y no solo las películas. Si deberíamos mencionar en el enunciado deberíamos indicar que cada capítulo también hay 1 protagonis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35a3" officeooo:paragraph-rsid="001b35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<text:tab/>BASE DE DAT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08:46:19.462000000</meta:creation-date>
    <dc:date>2024-10-01T10:35:16.884000000</dc:date>
    <meta:editing-duration>PT12M48S</meta:editing-duration>
    <meta:editing-cycles>3</meta:editing-cycles>
    <meta:generator>LibreOffice/24.8.1.2$Windows_X86_64 LibreOffice_project/87fa9aec1a63e70835390b81c40bb8993f1d4ff6</meta:generator>
    <meta:document-statistic meta:table-count="0" meta:image-count="0" meta:object-count="0" meta:page-count="2" meta:paragraph-count="23" meta:word-count="569" meta:character-count="3235" meta:non-whitespace-character-count="2692"/>
  </office:meta>
</office:document-meta>
</file>